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99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xml:id="id1" draw:id="id1" draw:layer="layout" svg:width="5.4cm" svg:height="1.7cm" svg:x="2cm" svg:y="1.6cm">
          <text:p text:style-name="P1">MRRDC-II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7cm" svg:y1="3.3cm" svg:x2="4.7cm" svg:y2="4.2cm" draw:start-shape="id1" draw:start-glue-point="8" draw:end-shape="id2" draw:end-glue-point="4" svg:d="M4700 3300v900" svg:viewBox="0 0 1 901">
          <text:p/>
        </draw:connector>
        <draw:custom-shape draw:style-name="gr1" draw:text-style-name="P1" xml:id="id2" draw:id="id2" draw:layer="layout" svg:width="7cm" svg:height="1.8cm" svg:x="1.2cm" svg:y="4.2cm">
          <text:p text:style-name="P1">Main Menu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4" draw:id="id4" draw:layer="layout" svg:width="5.6cm" svg:height="1.7cm" svg:x="7.2cm" svg:y="7.45cm">
          <text:p text:style-name="P1">Loco 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5.6cm" svg:height="1.7cm" svg:x="13.3cm" svg:y="7.45cm">
          <text:p text:style-name="P1">Preferen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6cm" svg:height="1.7cm" svg:x="1.3cm" svg:y="7.45cm">
          <text:p text:style-name="P1">Config E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7cm" svg:y1="6cm" svg:x2="4.1cm" svg:y2="7.45cm" draw:start-shape="id2" draw:start-glue-point="6" draw:end-shape="id3" draw:end-glue-point="0" svg:d="M4700 6000v726h-600v724" svg:viewBox="0 0 601 1451">
          <text:p/>
        </draw:connector>
        <draw:connector draw:style-name="gr2" draw:text-style-name="P1" draw:layer="layout" svg:x1="4.7cm" svg:y1="6cm" svg:x2="10cm" svg:y2="7.45cm" draw:start-shape="id2" draw:start-glue-point="6" draw:end-shape="id4" svg:d="M4700 6000v726h5300v724" svg:viewBox="0 0 5301 1451">
          <text:p/>
        </draw:connector>
        <draw:connector draw:style-name="gr2" draw:text-style-name="P1" draw:layer="layout" svg:x1="4.7cm" svg:y1="6cm" svg:x2="16.1cm" svg:y2="7.45cm" draw:start-shape="id2" draw:start-glue-point="6" draw:end-shape="id5" svg:d="M4700 6000v726h11400v724" svg:viewBox="0 0 11401 1451">
          <text:p/>
        </draw:connector>
        <draw:custom-shape draw:style-name="gr1" draw:text-style-name="P1" xml:id="id6" draw:id="id6" draw:layer="layout" svg:width="3.4cm" svg:height="1.5cm" svg:x="9.2cm" svg:y="10.3cm">
          <text:p text:style-name="P1">A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4cm" svg:height="1.5cm" svg:x="9.2cm" svg:y="12.276cm">
          <text:p text:style-name="P1">Dele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4cm" svg:height="1.5cm" svg:x="9.2cm" svg:y="14.251cm">
          <text:p text:style-name="P1">Ed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.4cm" svg:height="1.5cm" svg:x="9.2cm" svg:y="16.227cm">
          <text:p text:style-name="P1">Expo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cm -0.499cm" svg:x1="10cm" svg:y1="9.15cm" svg:x2="9.2cm" svg:y2="11.05cm" draw:start-shape="id4" draw:start-glue-point="2" draw:end-shape="id6" draw:end-glue-point="3" svg:d="M10000 9150v575h-1800v1325h1000" svg:viewBox="0 0 1801 1901">
          <text:p/>
        </draw:connector>
        <draw:connector draw:style-name="gr3" draw:text-style-name="P1" draw:layer="layout" draw:line-skew="-1.075cm -1.099cm" svg:x1="10cm" svg:y1="9.15cm" svg:x2="9.2cm" svg:y2="13.026cm" draw:start-shape="id4" draw:start-glue-point="2" draw:end-shape="id7" draw:end-glue-point="3" svg:d="M10000 9150v488h-2400v3388h1600" svg:viewBox="0 0 2401 3877">
          <text:p/>
        </draw:connector>
        <draw:connector draw:style-name="gr3" draw:text-style-name="P1" draw:layer="layout" draw:line-skew="-2.075cm -1.099cm" svg:x1="10cm" svg:y1="9.15cm" svg:x2="9.2cm" svg:y2="15.001cm" draw:start-shape="id4" draw:start-glue-point="2" draw:end-shape="id8" draw:end-glue-point="3" svg:d="M10000 9150v476h-2400v5375h1600" svg:viewBox="0 0 2401 5852">
          <text:p/>
        </draw:connector>
        <draw:connector draw:style-name="gr3" draw:text-style-name="P1" draw:layer="layout" draw:line-skew="-2.975cm -1.099cm" svg:x1="10cm" svg:y1="9.15cm" svg:x2="9.2cm" svg:y2="16.977cm" draw:start-shape="id4" draw:start-glue-point="2" draw:end-shape="id9" draw:end-glue-point="3" svg:d="M10000 9150v564h-2400v7263h1600" svg:viewBox="0 0 2401 7828">
          <text:p/>
        </draw:connector>
        <draw:custom-shape draw:style-name="gr1" draw:text-style-name="P1" xml:id="id10" draw:id="id10" draw:layer="layout" svg:width="3.4cm" svg:height="1.5cm" svg:x="3.4cm" svg:y="14.4cm">
          <text:p text:style-name="P1">Ed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.1cm" svg:y1="9.15cm" svg:x2="3.4cm" svg:y2="15.15cm" draw:start-shape="id3" draw:start-glue-point="2" draw:end-shape="id10" draw:end-glue-point="3" svg:d="M4100 9150v2625h-1201v3375h501" svg:viewBox="0 0 1202 6001">
          <text:p/>
        </draw:connector>
        <draw:custom-shape draw:style-name="gr1" draw:text-style-name="P1" xml:id="id11" draw:id="id11" draw:layer="layout" svg:width="3.4cm" svg:height="1.5cm" svg:x="3.4cm" svg:y="16.2cm">
          <text:p text:style-name="P1">Expo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875cm" svg:x1="4.1cm" svg:y1="9.15cm" svg:x2="3.4cm" svg:y2="16.95cm" draw:start-shape="id3" draw:start-glue-point="2" draw:end-shape="id11" draw:end-glue-point="3" svg:d="M4100 9150v2650h-1201v5150h501" svg:viewBox="0 0 1202 7801">
          <text:p/>
        </draw:connector>
        <draw:custom-shape draw:style-name="gr1" draw:text-style-name="P1" xml:id="id12" draw:id="id12" draw:layer="layout" svg:width="3.4cm" svg:height="1.5cm" svg:x="9.2cm" svg:y="18.2cm">
          <text:p text:style-name="P1">Pur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1.099cm" svg:x1="10cm" svg:y1="9.15cm" svg:x2="9.2cm" svg:y2="18.95cm" draw:end-shape="id12" draw:end-glue-point="3" svg:d="M10000 9150h-2400v9800h1600" svg:viewBox="0 0 2401 9801">
          <text:p/>
        </draw:connector>
      </draw:page>
      <draw:page draw:name="page2" draw:style-name="dp1" draw:master-page-name="Standaard">
        <draw:custom-shape draw:style-name="gr4" draw:text-style-name="P1" xml:id="id13" draw:id="id13" draw:layer="layout" svg:width="6.2cm" svg:height="2.9cm" svg:x="2.9cm" svg:y="1.6cm">
          <text:p text:style-name="P1">Import config</text:p>
          <text:p text:style-name="P1">configurati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14" draw:id="id14" draw:layer="layout" svg:width="7.3cm" svg:height="2.9cm" svg:x="2.35cm" svg:y="5.626cm">
          <text:p text:style-name="P1">Read config </text:p>
          <text:p text:style-name="P1">file (.csv)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6.5cm" svg:height="3.1cm" svg:x="2.75cm" svg:y="9.651cm">
          <text:p text:style-name="P1">For item in </text:p>
          <text:p text:style-name="P1">config lis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19" draw:id="id19" draw:layer="layout" svg:width="6.1cm" svg:height="3.1cm" svg:x="2.95cm" svg:y="18.6cm">
          <text:p text:style-name="P1">Write config item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6.6cm" svg:height="3.6cm" svg:x="2.7cm" svg:y="13.877cm">
          <text:p text:style-name="P1">Check if config </text:p>
          <text:p text:style-name="P1">Item exist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16" draw:id="id16" draw:layer="layout" svg:width="4.7cm" svg:height="3.5cm" svg:x="11.6cm" svg:y="24cm">
          <text:p text:style-name="P1">End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6cm" svg:y1="4.5cm" svg:x2="6cm" svg:y2="5.626cm" draw:start-shape="id13" draw:start-glue-point="5" draw:end-shape="id14" draw:end-glue-point="0" svg:d="M6000 4500v1126" svg:viewBox="0 0 1 1127">
          <text:p/>
        </draw:connector>
        <draw:connector draw:style-name="gr3" draw:text-style-name="P1" xml:id="id20" draw:id="id20" draw:layer="layout" svg:x1="6cm" svg:y1="8.526cm" svg:x2="6cm" svg:y2="9.651cm" draw:start-shape="id14" draw:start-glue-point="2" draw:end-shape="id15" draw:end-glue-point="4" svg:d="M6000 8526v1125" svg:viewBox="0 0 1 1126">
          <text:p/>
        </draw:connector>
        <draw:connector draw:style-name="gr3" draw:text-style-name="P1" draw:layer="layout" svg:x1="9.25cm" svg:y1="11.201cm" svg:x2="13.95cm" svg:y2="24cm" draw:start-shape="id15" draw:start-glue-point="7" draw:end-shape="id16" draw:end-glue-point="4" svg:d="M9250 11201h4700v12799" svg:viewBox="0 0 4701 12800">
          <text:p/>
        </draw:connector>
        <draw:custom-shape draw:style-name="gr4" draw:text-style-name="P1" xml:id="id18" draw:id="id18" draw:layer="layout" svg:width="2.7cm" svg:height="2cm" svg:x="10.5cm" svg:y="16.5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12.751cm" svg:x2="6cm" svg:y2="13.877cm" draw:start-shape="id15" draw:start-glue-point="6" draw:end-shape="id17" draw:end-glue-point="4" svg:d="M6000 12751v1126" svg:viewBox="0 0 1 1127">
          <text:p/>
        </draw:connector>
        <draw:connector draw:style-name="gr3" draw:text-style-name="P1" draw:layer="layout" svg:x1="9.3cm" svg:y1="15.677cm" svg:x2="11.85cm" svg:y2="16.5cm" draw:start-shape="id17" draw:start-glue-point="7" draw:end-shape="id18" draw:end-glue-point="0" svg:d="M9300 15677h2550v823" svg:viewBox="0 0 2551 824">
          <text:p/>
        </draw:connector>
        <draw:connector draw:style-name="gr3" draw:text-style-name="P1" draw:layer="layout" svg:x1="11.85cm" svg:y1="18.5cm" svg:x2="13.95cm" svg:y2="24cm" draw:start-shape="id18" draw:start-glue-point="2" draw:end-shape="id16" draw:end-glue-point="4" svg:d="M11850 18500v2750h2100v2750" svg:viewBox="0 0 2101 5501">
          <text:p/>
        </draw:connector>
        <draw:connector draw:style-name="gr3" draw:text-style-name="P1" draw:layer="layout" svg:x1="6cm" svg:y1="17.477cm" svg:x2="6cm" svg:y2="18.6cm" draw:start-shape="id17" draw:start-glue-point="6" draw:end-shape="id19" draw:end-glue-point="0" svg:d="M6000 17477v1123" svg:viewBox="0 0 1 1124">
          <text:p/>
        </draw:connector>
        <draw:connector draw:style-name="gr3" draw:text-style-name="P1" draw:layer="layout" draw:line-skew="0cm -7.851cm" svg:x1="6cm" svg:y1="21.7cm" svg:x2="6cm" svg:y2="9.088cm" draw:start-shape="id19" draw:start-glue-point="2" draw:end-shape="id20" draw:end-glue-point="0" svg:d="M6000 21700v501h-4300v-13113h4300" svg:viewBox="0 0 4301 13114">
          <text:p/>
        </draw:connector>
      </draw:page>
      <draw:page draw:name="page3" draw:style-name="dp1" draw:master-page-name="Standaard">
        <draw:custom-shape draw:style-name="gr4" draw:text-style-name="P1" xml:id="id21" draw:id="id21" draw:layer="layout" svg:width="6.2cm" svg:height="2.9cm" svg:x="2.901cm" svg:y="1.601cm">
          <text:p text:style-name="P1">Import</text:p>
          <text:p text:style-name="P1">Loco lis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22" draw:id="id22" draw:layer="layout" svg:width="7.3cm" svg:height="2.9cm" svg:x="2.351cm" svg:y="5.627cm">
          <text:p text:style-name="P1">Read loco list </text:p>
          <text:p text:style-name="P1">file (.csv)</text:p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6.5cm" svg:height="3.1cm" svg:x="2.751cm" svg:y="9.652cm">
          <text:p text:style-name="P1">For item in </text:p>
          <text:p text:style-name="P1">Loco lis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28" draw:id="id28" draw:layer="layout" svg:width="6.1cm" svg:height="3.1cm" svg:x="2.951cm" svg:y="18.601cm">
          <text:p text:style-name="P1">Add loco</text:p>
          <text:p text:style-name="P1">Write loco</text:p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4" draw:text-style-name="P1" xml:id="id25" draw:id="id25" draw:layer="layout" svg:width="6.6cm" svg:height="3.6cm" svg:x="2.701cm" svg:y="13.878cm">
          <text:p text:style-name="P1">Check if loco </text:p>
          <text:p text:style-name="P1">Item exist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24" draw:id="id24" draw:layer="layout" svg:width="4.7cm" svg:height="3.5cm" svg:x="11.601cm" svg:y="24.001cm">
          <text:p text:style-name="P1">End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6.001cm" svg:y1="4.501cm" svg:x2="6.001cm" svg:y2="5.627cm" draw:start-shape="id21" draw:start-glue-point="5" draw:end-shape="id22" draw:end-glue-point="0" svg:d="M6001 4501v1126" svg:viewBox="0 0 1 1127">
          <text:p/>
        </draw:connector>
        <draw:connector draw:style-name="gr3" draw:text-style-name="P1" xml:id="id29" draw:id="id29" draw:layer="layout" svg:x1="6.001cm" svg:y1="8.527cm" svg:x2="6.001cm" svg:y2="9.652cm" draw:start-shape="id22" draw:start-glue-point="2" draw:end-shape="id23" draw:end-glue-point="4" svg:d="M6001 8527v1125" svg:viewBox="0 0 1 1126">
          <text:p/>
        </draw:connector>
        <draw:connector draw:style-name="gr3" draw:text-style-name="P1" draw:layer="layout" svg:x1="9.251cm" svg:y1="11.202cm" svg:x2="13.951cm" svg:y2="24.001cm" draw:start-shape="id23" draw:start-glue-point="7" draw:end-shape="id24" draw:end-glue-point="4" svg:d="M9251 11202h4700v12799" svg:viewBox="0 0 4701 12800">
          <text:p/>
        </draw:connector>
        <draw:custom-shape draw:style-name="gr4" draw:text-style-name="P1" xml:id="id26" draw:id="id26" draw:layer="layout" svg:width="2.7cm" svg:height="2cm" svg:x="10.501cm" svg:y="16.501cm">
          <text:p text:style-name="P1">Ski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01cm" svg:y1="12.752cm" svg:x2="6.001cm" svg:y2="13.878cm" draw:start-shape="id23" draw:start-glue-point="6" draw:end-shape="id25" draw:end-glue-point="4" svg:d="M6001 12752v1126" svg:viewBox="0 0 1 1127">
          <text:p/>
        </draw:connector>
        <draw:connector draw:style-name="gr3" draw:text-style-name="P1" draw:layer="layout" svg:x1="9.301cm" svg:y1="15.678cm" svg:x2="11.851cm" svg:y2="16.501cm" draw:start-shape="id25" draw:start-glue-point="7" draw:end-shape="id26" draw:end-glue-point="0" svg:d="M9301 15678h2550v823" svg:viewBox="0 0 2551 824">
          <text:p/>
        </draw:connector>
        <draw:connector draw:style-name="gr3" draw:text-style-name="P1" draw:layer="layout" svg:x1="11.851cm" svg:y1="18.501cm" svg:x2="1.701cm" svg:y2="22.202cm" draw:start-shape="id26" draw:start-glue-point="2" draw:end-shape="id27" draw:end-glue-point="0" svg:d="M11851 18501v4202h-10150v-501" svg:viewBox="0 0 10151 4203">
          <text:p/>
        </draw:connector>
        <draw:connector draw:style-name="gr3" draw:text-style-name="P1" draw:layer="layout" svg:x1="6.001cm" svg:y1="17.478cm" svg:x2="6.001cm" svg:y2="18.601cm" draw:start-shape="id25" draw:start-glue-point="6" draw:end-shape="id28" draw:end-glue-point="0" svg:d="M6001 17478v1123" svg:viewBox="0 0 1 1124">
          <text:p/>
        </draw:connector>
        <draw:connector draw:style-name="gr3" draw:text-style-name="P1" xml:id="id27" draw:id="id27" draw:layer="layout" draw:line-skew="0cm -7.851cm" svg:x1="6.001cm" svg:y1="21.701cm" svg:x2="6.001cm" svg:y2="9.089cm" draw:start-shape="id28" draw:start-glue-point="2" draw:end-shape="id29" draw:end-glue-point="0" svg:d="M6001 21701v501h-4300v-13113h4300" svg:viewBox="0 0 4301 131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40:25.474680904</meta:creation-date>
    <dc:date>2016-07-11T16:53:29.666904174</dc:date>
    <meta:editing-duration>PT4H37M58S</meta:editing-duration>
    <meta:editing-cycles>7</meta:editing-cycles>
    <meta:generator>LibreOffice/4.2.8.2$Linux_X86_64 LibreOffice_project/420m0$Build-2</meta:generator>
    <meta:document-statistic meta:object-count="53"/>
  </office:meta>
</office:document-meta>
</file>